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rsid="013114e0" officeooo:paragraph-rsid="01359386"/>
    </style:style>
    <style:style style:name="P3" style:family="paragraph" style:parent-style-name="Text_20_body">
      <style:paragraph-properties fo:text-align="justify" style:justify-single-word="false" style:writing-mode="rl-tb"/>
      <style:text-properties officeooo:rsid="0133f1a2" officeooo:paragraph-rsid="01359386"/>
    </style:style>
    <style:style style:name="P4" style:family="paragraph" style:parent-style-name="Standard">
      <style:paragraph-properties fo:text-align="justify" style:justify-single-word="false"/>
      <style:text-properties officeooo:rsid="01359386" officeooo:paragraph-rsid="0136691c"/>
    </style:style>
    <style:style style:name="P5" style:family="paragraph" style:parent-style-name="Standard">
      <style:paragraph-properties fo:text-align="justify" style:justify-single-word="false"/>
      <style:text-properties officeooo:rsid="013a1d51" officeooo:paragraph-rsid="013a1d51"/>
    </style:style>
    <style:style style:name="P6" style:family="paragraph" style:parent-style-name="Standard">
      <style:paragraph-properties fo:text-align="justify" style:justify-single-word="false"/>
      <style:text-properties officeooo:rsid="013a33a0" officeooo:paragraph-rsid="013a33a0"/>
    </style:style>
    <style:style style:name="P7" style:family="paragraph" style:parent-style-name="Standard">
      <style:paragraph-properties fo:text-align="justify" style:justify-single-word="false"/>
      <style:text-properties officeooo:rsid="013ae326" officeooo:paragraph-rsid="013ae326"/>
    </style:style>
    <style:style style:name="P8" style:family="paragraph" style:parent-style-name="Standard">
      <style:paragraph-properties fo:text-align="justify" style:justify-single-word="false"/>
      <style:text-properties officeooo:rsid="013d05e6" officeooo:paragraph-rsid="013d05e6"/>
    </style:style>
    <style:style style:name="P9" style:family="paragraph" style:parent-style-name="Standard">
      <style:paragraph-properties fo:text-align="justify" style:justify-single-word="false"/>
      <style:text-properties officeooo:rsid="013d36a8" officeooo:paragraph-rsid="013d36a8"/>
    </style:style>
    <style:style style:name="P10" style:family="paragraph" style:parent-style-name="Standard">
      <style:text-properties officeooo:rsid="013f2f95" officeooo:paragraph-rsid="013f2f95"/>
    </style:style>
    <style:style style:name="P11" style:family="paragraph" style:parent-style-name="codesection">
      <style:paragraph-properties fo:text-align="justify" style:justify-single-word="false"/>
      <style:text-properties officeooo:rsid="013d36a8" officeooo:paragraph-rsid="013f2f95"/>
    </style:style>
    <style:style style:name="P12" style:family="paragraph" style:parent-style-name="Standard">
      <style:paragraph-properties fo:text-align="justify" style:justify-single-word="false"/>
      <style:text-properties officeooo:rsid="013f2f95" officeooo:paragraph-rsid="013f2f95"/>
    </style:style>
    <style:style style:name="P13" style:family="paragraph" style:parent-style-name="Standard">
      <style:paragraph-properties fo:text-align="justify" style:justify-single-word="false"/>
      <style:text-properties officeooo:rsid="01424c60" officeooo:paragraph-rsid="01424c60"/>
    </style:style>
    <style:style style:name="P14" style:family="paragraph" style:parent-style-name="Standard">
      <style:paragraph-properties fo:text-align="justify" style:justify-single-word="false"/>
      <style:text-properties officeooo:rsid="0142aaac" officeooo:paragraph-rsid="0142aaac"/>
    </style:style>
    <style:style style:name="P15" style:family="paragraph" style:parent-style-name="Standard">
      <style:paragraph-properties fo:text-align="justify" style:justify-single-word="false"/>
      <style:text-properties officeooo:rsid="01443950" officeooo:paragraph-rsid="01443950"/>
    </style:style>
    <style:style style:name="P16" style:family="paragraph" style:parent-style-name="Standard">
      <style:paragraph-properties fo:text-align="justify" style:justify-single-word="false"/>
      <style:text-properties officeooo:rsid="01450bb0" officeooo:paragraph-rsid="01450bb0"/>
    </style:style>
    <style:style style:name="P17" style:family="paragraph" style:parent-style-name="Standard">
      <style:paragraph-properties fo:text-align="justify" style:justify-single-word="false"/>
      <style:text-properties officeooo:rsid="0145b9e3" officeooo:paragraph-rsid="0145b9e3"/>
    </style:style>
    <style:style style:name="P18" style:family="paragraph" style:parent-style-name="Standard">
      <style:paragraph-properties fo:text-align="justify" style:justify-single-word="false"/>
      <style:text-properties officeooo:rsid="0146db00" officeooo:paragraph-rsid="0146db00"/>
    </style:style>
    <style:style style:name="P19" style:family="paragraph" style:parent-style-name="Heading_20_3">
      <style:paragraph-properties fo:text-align="start" style:justify-single-word="false" style:writing-mode="lr-tb"/>
    </style:style>
    <style:style style:name="T1" style:family="text">
      <style:text-properties officeooo:rsid="0132101b"/>
    </style:style>
    <style:style style:name="T2" style:family="text">
      <style:text-properties officeooo:rsid="0133f1a2"/>
    </style:style>
    <style:style style:name="T3" style:family="text">
      <style:text-properties officeooo:rsid="01359386"/>
    </style:style>
    <style:style style:name="T4" style:family="text">
      <style:text-properties fo:font-weight="bold" officeooo:rsid="0132101b" style:font-weight-asian="bold" style:font-weight-complex="bold"/>
    </style:style>
    <style:style style:name="T5" style:family="text">
      <style:text-properties officeooo:rsid="0136691c"/>
    </style:style>
    <style:style style:name="T6" style:family="text">
      <style:text-properties fo:color="#808000"/>
    </style:style>
    <style:style style:name="T7" style:family="text">
      <style:text-properties fo:color="#c0c0c0"/>
    </style:style>
    <style:style style:name="T8" style:family="text">
      <style:text-properties fo:color="#800080"/>
    </style:style>
    <style:style style:name="T9" style:family="text">
      <style:text-properties fo:color="#800080" fo:font-weight="bold"/>
    </style:style>
    <style:style style:name="T10" style:family="text">
      <style:text-properties fo:color="#00677c"/>
    </style:style>
    <style:style style:name="T11" style:family="text">
      <style:text-properties fo:color="#00677c" fo:font-weight="bold"/>
    </style:style>
    <style:style style:name="T12" style:family="text">
      <style:text-properties fo:color="#092e64"/>
    </style:style>
    <style:style style:name="T13" style:family="text">
      <style:text-properties fo:color="#000080"/>
    </style:style>
    <style:style style:name="T14" style:family="text">
      <style:text-properties fo:color="#008000"/>
    </style:style>
    <style:style style:name="T15" style:family="text">
      <style:text-properties fo:color="#800000"/>
    </style:style>
    <style:style style:name="T16" style:family="text">
      <style:text-properties officeooo:rsid="013ae326"/>
    </style:style>
    <style:style style:name="T17" style:family="text">
      <style:text-properties officeooo:rsid="01403912"/>
    </style:style>
    <style:style style:name="T18" style:family="text">
      <style:text-properties officeooo:rsid="0142aaac"/>
    </style:style>
    <style:style style:name="T19" style:family="text">
      <style:text-properties style:font-name-complex="Times New Roman2"/>
    </style:style>
    <style:style style:name="T20" style:family="text">
      <style:text-properties officeooo:rsid="01450bb0"/>
    </style:style>
    <style:style style:name="T21" style:family="text">
      <style:text-properties officeooo:rsid="0145b9e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1_3742954592" text:style-name="Index_20_Link" text:visited-style-name="Index_20_Link">Item 17: Store new ed objects in smart pointers in standalone statements.<text:tab/>1</text:a></text:p>
        </text:index-body>
      </text:table-of-content>
      <text:h text:style-name="Heading_20_1" text:outline-level="1">فصل چهارم: طراحی و اعلانات</text:h>
      <text:p text:style-name="P2">طراحی نرم‌افزار (رویکردی که نرم‌افزار را <text:span text:style-name="T2">طوری</text:span> <text:span text:style-name="T2">به </text:span>کار <text:span text:style-name="T2">بگیرید</text:span> تا چیزی که می‌خوا<text:span text:style-name="T1">هید</text:span> را برایتان انجام دهد) <text:span text:style-name="T1">که معمولا با ایده‌های کلی شروع می‌شود، و رفته رفته جزیی تر می‌شود تا در نهایت امکان توسعه‌ی یک interface مشخص را بدهد. این interface ها باید به اعلانات ++C ترجمه شوند. در این فصل، ما مساله‌ی طراحی و ایجاد یک interface خوب را در ++C بررسی خواهیم کرد. ما با مهم‌ترین رهنمونی که وجود دارد شروع خواهیم کرد: interface</text:span><text:span text:style-name="T4">ها باید طوری طراحی شود که به هنگام استفاده درست، به راحتی استفاده شوند، و برای استفاده نادرست، نتوان به راحتی از آن‌ها استفاده کرد.</text:span><text:span text:style-name="T1"> این موضوع باعث به وجود آمدن یک مجموعه‌ای از راهکار‌ها می‌شود که موضوعات مختلفی را شامل می‌شود، این موضوعات شامل درست نوشتن، کارآیی، کپسوله‌سازی، نگه‌داری، توسعه‌پذیری و در نهایت تطابق داشتن با استاندارد‌های کنوانسیون، می‌باشد.</text:span></text:p>
      <text:p text:style-name="P3">مباحثی که در این فصل پوشش داده می‌شود، شاید همه‌ی چیز‌هایی که به منظور ساخت یک <text:span text:style-name="T3">interface</text:span> نیاز است را پوشش ندهد، ولی چند مبحث خیلی مهم در این مورد را مورد بحث قرار میدهد، و در مورد خطاهای رایجی که وجود دارد نیز نکاتی را گوشزد می‌کند، و راهکارهایی برای مسایلی که توسط کلاس، تابع و طراحی template <text:span text:style-name="T3">ممکن است رخ دهد را</text:span> ارایه میدهد.</text:p>
      <text:h text:style-name="P19" text:outline-level="3">Item 18: Make interfaces easy to use correctly and hard to use incorrectly</text:h>
      <text:p text:style-name="P4">++C را می‌توان زبان interface نامید. Function interface – class interface-Template interface . هر <text:s/>interface به عنوان یک روش تعامل با کد <text:span text:style-name="T5">است که</text:span> <text:span text:style-name="T5">به مشتری داده می‌شود</text:span>. فرض کنیم که شما با افراد باهوشی سر و کار دارید، این کاربران قصد دارند که یک کار تمیز انجام بدهند. و از <text:s/>interface ای که شما طراحی کرده‌اید به نحو احسنت و به شکل درست استفاده کنند. ولی اگر کاربر بتواند <text:s/>interface را به شکل نادرست استفاده کند، این <text:s/>interface شما خواهد بود که ممکن است مورد سرزنش قرار بگیرد. در طراحی <text:s/>interface ایده‌آل این است که، اگر از <text:s/>interface به صورت نادرست استفاده کنند<text:span text:style-name="T5">، کد نباید کامپایل شود و اگر کد کامپایل شود در این صورت این همان چیزی خواهد بود که کاربر می‌خواهد، چون کاربر فکر می‌کند که از کد شما درست استفاده کرده چون کامپایل شده.</text:span></text:p>
      <text:p text:style-name="P5">این کار <text:s/><text:span text:style-name="T3">interface </text:span>را به گونه‌ای بنویسید که برای استفاده درست راحت‌تر و برای استفاده نادرست مشکل‌تر باشد، نیازمند این است که برخی از اشتباهاتی که کاربر ممکن است انجام بدهد را پیش‌بینی <text:soft-page-break/>کنید. به طور مثال، فرض کنید که در حال طراحی یک سازنده برای کلاسی هستید که به منظور نمایش تاریخ به کار می‌رود.</text:p>
      <text:p text:style-name="codesection"><text:span text:style-name="T6">class</text:span><text:span text:style-name="T7"> </text:span><text:span text:style-name="T9">Date</text:span>{</text:p>
      <text:p text:style-name="codesection"><text:span text:style-name="T6">public</text:span>:</text:p>
      <text:p text:style-name="codesection"><text:span text:style-name="T7"><text:s text:c="4"/></text:span><text:span text:style-name="T11">Date</text:span>(<text:span text:style-name="T6">int</text:span><text:span text:style-name="T7"> </text:span><text:span text:style-name="T12">month</text:span>,<text:span text:style-name="T6">int</text:span><text:span text:style-name="T7"> </text:span><text:span text:style-name="T12">day</text:span>,<text:span text:style-name="T6">int</text:span><text:span text:style-name="T7"> </text:span><text:span text:style-name="T12">year</text:span>);</text:p>
      <text:p text:style-name="codesection"><text:s text:c="4"/>….</text:p>
      <text:p text:style-name="codesection">};</text:p>
      <text:p text:style-name="P5">در نگاه اول، این interface ممکن است که کاملا عقلانی به نظر بیاید، ولی حداقل می‌توان دو خطای محتملی که کاربر ممکن است در این مورد انجام بدهد را اشاره کنیم. اول این که، ممکن است کاربر ترتیب وارد کردن پارامتر‌ها را به درستی رعایت نکند.</text:p>
      <text:p text:style-name="codesection"><text:span text:style-name="T7"><text:s text:c="4"/></text:span><text:span text:style-name="T8">Date</text:span><text:span text:style-name="T7"> </text:span><text:span text:style-name="T12">d</text:span>(<text:span text:style-name="T13">30</text:span>,<text:span text:style-name="T13">3</text:span>,<text:span text:style-name="T13">1995</text:span>);<text:span text:style-name="T7"> </text:span><text:span text:style-name="T14">//oops!</text:span><text:span text:style-name="T7"> </text:span><text:span text:style-name="T14">should</text:span><text:span text:style-name="T7"> </text:span><text:span text:style-name="T14">be</text:span><text:span text:style-name="T7"> </text:span><text:span text:style-name="T14">"3,30"</text:span><text:span text:style-name="T7"> </text:span><text:span text:style-name="T14">not</text:span><text:span text:style-name="T7"> </text:span><text:span text:style-name="T14">"30,3"</text:span></text:p>
      <text:p text:style-name="P6">و دوم این که، ممکن است یک ماه و روزی را وارد کنند که به لحاظ عقلانی درست نباشد:</text:p>
      <text:p text:style-name="codesection"><text:span text:style-name="T7"><text:s text:c="4"/></text:span><text:span text:style-name="T8">Date</text:span><text:span text:style-name="T7"> </text:span><text:span text:style-name="T12">d</text:span>(<text:span text:style-name="T13">3</text:span>,<text:span text:style-name="T13">40</text:span>,<text:span text:style-name="T13">1995</text:span>);<text:span text:style-name="T7"> </text:span><text:span text:style-name="T14">//oops!</text:span><text:span text:style-name="T7"> </text:span><text:span text:style-name="T14">should</text:span><text:span text:style-name="T7"> </text:span><text:span text:style-name="T14">be</text:span><text:span text:style-name="T7"> </text:span><text:span text:style-name="T14">"3,30"</text:span><text:span text:style-name="T7"> </text:span><text:span text:style-name="T14">not</text:span><text:span text:style-name="T7"> </text:span><text:span text:style-name="T14">"3,40"</text:span></text:p>
      <text:p text:style-name="P6">(شاید فکر کنید آخرین مثالی که زدیم، یه مقدار زیاده‌روی به حساب میآید و کسی چنین اشتباهی را مرتکب نمی‌شود، ولی باید یادآوری کنیم که روی صفحه کلید عدد ۴ کنار عدد ۳ آمده است در این صورت ممکن است یک اشتباه تایپی هم اتفاق بیفتد).</text:p>
      <text:p text:style-name="P6">بسیاری از اشتباهات کاربران را می‌توان با تعریف نوع‌های جدید برطرف کرد. <text:s/>البته، نوع سیستمی اولین چیزی است که می‌توان برای جلوگیری از کامپایل چنین اشتباهاتی استفاده کرد. در این مورد، می‌توانیم یک wrapper type برای مشخص کردن days,month و yeard مشخص کرد، و از این نوع‌ها برای سازنده‌ی کلاس Date استفاده کرد:</text:p>
      <text:p text:style-name="codesection"><text:span text:style-name="T6">struct</text:span><text:span text:style-name="T7"> </text:span><text:span text:style-name="T9">Day</text:span>{</text:p>
      <text:p text:style-name="codesection"><text:span text:style-name="T7"><text:s text:c="4"/></text:span><text:span text:style-name="T6">explicit</text:span><text:span text:style-name="T7"> </text:span><text:span text:style-name="T11">Day</text:span>(<text:span text:style-name="T6">int</text:span><text:span text:style-name="T7"> </text:span><text:span text:style-name="T12">d</text:span>):<text:span text:style-name="T15">val</text:span>(<text:span text:style-name="T12">d</text:span>){}</text:p>
      <text:p text:style-name="codesection"><text:span text:style-name="T7"><text:s text:c="4"/></text:span><text:span text:style-name="T6">int</text:span><text:span text:style-name="T7"> </text:span><text:span text:style-name="T15">val</text:span>;</text:p>
      <text:p text:style-name="codesection">};</text:p>
      <text:p text:style-name="codesection"><text:span text:style-name="T6">struct</text:span><text:span text:style-name="T7"> </text:span><text:span text:style-name="T9">Month</text:span></text:p>
      <text:p text:style-name="codesection">{</text:p>
      <text:p text:style-name="codesection"><text:span text:style-name="T7"><text:s text:c="4"/></text:span><text:span text:style-name="T6">explicit</text:span><text:span text:style-name="T7"> </text:span><text:span text:style-name="T11">Month</text:span>(<text:span text:style-name="T6">int</text:span><text:span text:style-name="T7"> </text:span><text:span text:style-name="T12">m</text:span>):<text:span text:style-name="T15">val</text:span>(<text:span text:style-name="T12">m</text:span>)<text:span text:style-name="T7"> </text:span>{}</text:p>
      <text:p text:style-name="codesection"><text:span text:style-name="T7"><text:s text:c="4"/></text:span><text:span text:style-name="T6">int</text:span><text:span text:style-name="T7"> </text:span><text:span text:style-name="T15">val</text:span>;</text:p>
      <text:p text:style-name="codesection">};</text:p>
      <text:p text:style-name="codesection"><text:span text:style-name="T6">struct</text:span><text:span text:style-name="T7"> </text:span><text:span text:style-name="T9">Year</text:span></text:p>
      <text:p text:style-name="codesection">{</text:p>
      <text:p text:style-name="codesection"><text:span text:style-name="T7"><text:s text:c="4"/></text:span><text:span text:style-name="T6">explicit</text:span><text:span text:style-name="T7"> </text:span><text:span text:style-name="T11">Year</text:span>(<text:span text:style-name="T6">int</text:span><text:span text:style-name="T7"> </text:span><text:span text:style-name="T12">y</text:span>):<text:span text:style-name="T15">val</text:span>(<text:span text:style-name="T12">y</text:span>){}</text:p>
      <text:p text:style-name="codesection"><text:soft-page-break/><text:span text:style-name="T7"><text:s text:c="4"/></text:span><text:span text:style-name="T6">int</text:span><text:span text:style-name="T7"> </text:span><text:span text:style-name="T15">val</text:span>;</text:p>
      <text:p text:style-name="codesection">};</text:p>
      <text:p text:style-name="codesection"><text:span text:style-name="T6">class</text:span><text:span text:style-name="T7"> </text:span><text:span text:style-name="T9">Date</text:span>{</text:p>
      <text:p text:style-name="codesection"><text:span text:style-name="T6">public</text:span>:</text:p>
      <text:p text:style-name="codesection"><text:span text:style-name="T7"><text:s text:c="4"/></text:span><text:span text:style-name="T11">Date</text:span>(<text:span text:style-name="T6">const</text:span><text:span text:style-name="T7"> </text:span><text:span text:style-name="T8">Month</text:span>&amp;<text:span text:style-name="T7"> </text:span><text:span text:style-name="T12">m</text:span>,<text:span text:style-name="T6">const</text:span><text:span text:style-name="T7"> </text:span><text:span text:style-name="T8">Day</text:span>&amp;<text:span text:style-name="T7"> </text:span><text:span text:style-name="T12">d</text:span>,<text:span text:style-name="T6">const</text:span><text:span text:style-name="T7"> </text:span><text:span text:style-name="T8">Year</text:span>&amp;<text:span text:style-name="T7"> </text:span><text:span text:style-name="T12">y</text:span>);</text:p>
      <text:p text:style-name="codesection">};</text:p>
      <text:p text:style-name="codesection"><text:span text:style-name="T6">int</text:span><text:span text:style-name="T7"> </text:span><text:span text:style-name="T11">main</text:span>()</text:p>
      <text:p text:style-name="codesection">{</text:p>
      <text:p text:style-name="codesection"><text:span text:style-name="T7"><text:s text:c="4"/></text:span><text:span text:style-name="T8">Date</text:span><text:span text:style-name="T7"> </text:span>d(<text:span text:style-name="T13">30</text:span>,<text:span text:style-name="T13">3</text:span>,<text:span text:style-name="T13">1995</text:span>); <text:s text:c="41"/>//<text:span text:style-name="T16">error wrong types</text:span></text:p>
      <text:p text:style-name="codesection"><text:span text:style-name="T7"><text:s text:c="4"/></text:span><text:span text:style-name="T8">Date</text:span><text:span text:style-name="T7"> </text:span>d(Day(<text:span text:style-name="T13">30</text:span>),Month(<text:span text:style-name="T13">3</text:span>),Year(<text:span text:style-name="T13">1995</text:span>)); <text:s text:c="9"/>//<text:span text:style-name="T16">error wrong types</text:span></text:p>
      <text:p text:style-name="codesection"><text:span text:style-name="T7"><text:s text:c="4"/></text:span><text:span text:style-name="T8">Date</text:span><text:span text:style-name="T7"> </text:span>d(Month(<text:span text:style-name="T13">3</text:span>),Day(<text:span text:style-name="T13">3</text:span>),Year(<text:span text:style-name="T13">1995</text:span>)); <text:s text:c="10"/>//<text:span text:style-name="T16">fine</text:span></text:p>
      <text:p text:style-name="codesection">}</text:p>
      <text:p text:style-name="P7">این که Day, Month و Year را به صورت یک کلاس پیشرفته‌تر بنویسیم که در آن داده‌ها کپسوله‌سازی شده باشد بهتر از struct هایی که در بالا استفاده کردیم(آیتم ۲۲ رو ببینید)، ولی با این وجود تعریف چند struct ساده می‌تواند در جلوگیری از چنین خطایی به ما کمک کند.</text:p>
      <text:p text:style-name="P7">وقتی که هر type را به درستی و در مکان درست استفاده کرده باشیم، در برخی موارد نیاز داریم که مقادیر این type ها را محدود کنیم. به طور مثال، تنها ۱۲ ماه وجود دارد، و نوع Month باید سازوکاری برای نشان دادن این محدودیت داشته باشد. یک راه برای این کار استفاده از enum برای نمایش ماه می‌باشد، ولی enum ها را نمی‌توان یک type-safe دانست. به طور مثال، enum ها را می‌توان به عنوان int ها استفاده کرد(آیتم دو را ببینید). یک راه حل مطمعن‌تر این است که ماه‌های valid را از پیش تعریف کنیم.</text:p>
      <text:p text:style-name="codesection"><text:span text:style-name="T6">class</text:span><text:span text:style-name="T7"> </text:span><text:span text:style-name="T9">_Month</text:span>{</text:p>
      <text:p text:style-name="codesection"><text:span text:style-name="T6">public</text:span>:</text:p>
      <text:p text:style-name="codesection"><text:span text:style-name="T7"><text:s text:c="4"/></text:span><text:span text:style-name="T6">static</text:span><text:span text:style-name="T7"> </text:span><text:span text:style-name="T8">Month</text:span><text:span text:style-name="T7"> </text:span><text:span text:style-name="T11">jan</text:span>(){<text:span text:style-name="T6">return</text:span><text:span text:style-name="T7"> </text:span><text:span text:style-name="T8">Month</text:span>(<text:span text:style-name="T13">1</text:span>);}</text:p>
      <text:p text:style-name="codesection"><text:span text:style-name="T7"><text:s text:c="4"/></text:span><text:span text:style-name="T6">static</text:span><text:span text:style-name="T7"> </text:span><text:span text:style-name="T8">Month</text:span><text:span text:style-name="T7"> </text:span><text:span text:style-name="T11">Feb</text:span>(){<text:span text:style-name="T6">return</text:span><text:span text:style-name="T7"> </text:span><text:span text:style-name="T8">Month</text:span>(<text:span text:style-name="T13">2</text:span>);}</text:p>
      <text:p text:style-name="codesection"><text:span text:style-name="T7"><text:s text:c="4"/></text:span><text:span text:style-name="T6">static</text:span><text:span text:style-name="T7"> </text:span><text:span text:style-name="T8">Month</text:span><text:span text:style-name="T7"> </text:span><text:span text:style-name="T11">Dec</text:span>(){<text:span text:style-name="T6">return</text:span><text:span text:style-name="T7"> </text:span><text:span text:style-name="T8">Month</text:span>(<text:span text:style-name="T13">12</text:span>);}</text:p>
      <text:p text:style-name="codesection"><text:span text:style-name="T6">private</text:span>:</text:p>
      <text:p text:style-name="codesection"><text:span text:style-name="T7"><text:s text:c="4"/></text:span><text:span text:style-name="T6">explicit</text:span><text:span text:style-name="T7"> </text:span><text:span text:style-name="T9">Month</text:span>(<text:span text:style-name="T6">int</text:span><text:span text:style-name="T7"> </text:span><text:span text:style-name="T9">m</text:span>);</text:p>
      <text:p text:style-name="codesection">};</text:p>
      <text:p text:style-name="codesection"><text:span text:style-name="T8">Date</text:span><text:span text:style-name="T7"> </text:span><text:span text:style-name="T12">d</text:span>(<text:span text:style-name="T8">_Month</text:span>::<text:span text:style-name="T10">Dec</text:span>(),<text:span text:style-name="T8">Day</text:span>(<text:span text:style-name="T13">3</text:span>),<text:span text:style-name="T8">Year</text:span>(<text:span text:style-name="T13">1995</text:span>));</text:p>
      <text:p text:style-name="P8">اگر ایده استفاده از تابع به جای شیء برای ماه‌های خاص باعث مکدر شدن خاطر شما می‌شود، شاید به این دلیل است که فراموش کرده‌اید که initialization یک شیء غیر محلی به صورت استاتیک منجر به بروز مشکل می‌شود. می‌توانید آیتم ۴ را دوباره مطالعه کنید.</text:p>
      <text:p text:style-name="P8"><text:soft-page-break/>یک راه دیگر برای کمتر کردن احتمال اشتباه استفاده از type است. یک راه برای این کار استفاده از const می‌باشد، به طور مثال، آیتم ۳ توضیح داده که اضافه کردن const به اپراتور *operator می‌تواند از بروز خطا جلوگیری کند.</text:p>
      <text:p text:style-name="P8">در حقیقت، این یک رویکرد دیگر است که به این صورت به آن اشاره می‌شود، ایجاد type هایی که برای استفاده درست آسان بوده و برای استفاده غلط سخت‌تر می‌باشد: مگر این که یک دلیل منطقی برای این کار وجود داشته باشد، در غیر این صورت type هایی که توسط شما تعریف می‌شود باید شبیه type های built-in رفتار کند. به طور مثال، انتساب چیزی به a*b وقتی که a,b یک متغیر int باشد، غیر مجاز می‌باشد، مگر این که یک دلیل عقلانی برای این رفتار داشته باشیم.</text:p>
      <text:p text:style-name="P9">در واقع دلیل اصلی برای اجتناب کردن از این رفتارهای غیر عادی این است که رابط‌ها یک رفتار ثابت داشته باشند و کاربری که با کد کار می‌کند، بتواند یک رفتار ثابت را از همه‌ی رابط‌ها انتظار داشته باشد. به طور مثال، STL container به طور کلی یک رفتار ثابت دارد، و این به شما کمک می‌کند که ساده‌تر از آن استفاده کنید. به طور مثال، همه‌ی کانتینر‌های STL یک تابع عضو به نام size دارند که تعداد اشیاء درون container را به شما میدهد. در مقابل در زبان جاوا، از length برای آرایه‌ها، length برای رشته‌ها و size برای List ها استفاده می‌شود. در NET.، آرایه‌ها یک ویژگی به نام Length دارند، در حالی که ArrayLists یک ویژگی به نام Count دارد. برخی از توسعه دهندگان فکر می‌کنند که IDE ها می‌توانند چنین چیز‌هایی را حل کنند، ولی آن‌ها اشتباه می‌کنند. ثابت نبودن رفتار یک رابط، یک شکستگی ذهنی در کار توسعه‌دهنده ایجاد می‌کند که هیچ IDE ای نمی‌تواند آن را مرتفع کند.</text:p>
      <text:p text:style-name="P9">هر رابطی که نیاز داشته باشد که کاربر یک چیزی را انجام دهد، ممکن است منتهی به مشکل شود، چرا که کاربر ممکن است که فراموش کند که آن را انجام دهد. به طور مثال، در آیتم ۱۳ توضیح دادیم که وقتی یک تابع factory ایجاد می‌کنیم که یک اشاره‌گر به صورت داینامیک به شیء ایجاد می‌کند و برای جلوگیری کردن از نشت حافظه بایستی شیء‌ای که به صورت داینامیک ایجاد شده را حذف کنیم:</text:p>
      <text:p text:style-name="codesection"><text:span text:style-name="T8">Investment</text:span>*<text:span text:style-name="T7"> <text:s/></text:span><text:span text:style-name="T12">createInvestment</text:span>();<text:span text:style-name="T7"> </text:span><text:span text:style-name="T14">//return</text:span><text:span text:style-name="T7"> </text:span><text:span text:style-name="T14">ptr</text:span><text:span text:style-name="T7"> </text:span><text:span text:style-name="T14">to</text:span><text:span text:style-name="T7"> </text:span><text:span text:style-name="T14">dynamically</text:span><text:span text:style-name="T7"> </text:span><text:span text:style-name="T14">allocated</text:span><text:span text:style-name="T7"> </text:span></text:p>
      <text:p text:style-name="P11"><text:span text:style-name="T7"><text:s text:c="57"/></text:span><text:span text:style-name="T14">//object</text:span><text:span text:style-name="T7"> </text:span><text:span text:style-name="T14">in</text:span><text:span text:style-name="T7"> </text:span><text:span text:style-name="T14">the</text:span><text:span text:style-name="T7"> </text:span><text:span text:style-name="T14">investment</text:span><text:span text:style-name="T7"> </text:span><text:span text:style-name="T14">hierarchy;</text:span></text:p>
      <text:p text:style-name="P10">ولی این نوع کد می‌تواند دو اشتباه بالقوه داشته باشد: یکی این که فراموش کنیم که پوینتر رو حذف کنیم، و یکی این که یک اشاره‌گر رو بیشتر از یک بار حذف کنیم. آیتم ۱۳ نشان میدهد که کاربر چطور می‌تواند شیء برگشت داده شده از createInvestment را به یک اشاره‌گر هوشمند مثل auto_ptr و یا shared_ptr بدهد، در این صورت اشاره‌گر هوشمند مسوولیت حذف را بر عهده خواهد گرفت. ولی چه اتفاقی می‌افتد که کاربر فراموش کند که چنین کاری را انجام بدهد؟ در بسیاری از موارد، بهتر این است که رابطی را بنویسیم که به جای یک شیء عادی یک اشاره‌گر هوشمند را برگرداند:</text:p>
      <text:p text:style-name="codesection"><text:soft-page-break/>shared_ptr&lt;Investment&gt; createInvestment();</text:p>
      <text:p text:style-name="P10">این کاربر را وادار می‌کند که متغیر برگردان شده را یک shared_ptr ذخیره کند، در این صورت دیگر نیازی نیست نگران این باشیم که کاربر فراموش کند اشاره‌گر داینامیک را حذف نکرده است.</text:p>
      <text:p text:style-name="P12">در حقیقت، وقتی که تابع factory یک shared_ptr برمیگرداند، <text:span text:style-name="T17">این امکان را به یک طراح interface می‌دهد که نگران خطای مربوط به آزاد‌سازی منابع نباشد، که در آیتم ۱۴ توضیح داده شده است، shared_ptr یک deleter تعریف کند. <text:s/></text:span></text:p>
      <text:p text:style-name="P13">فرض کنید که کاربرانی که یک اشاره‌گر *Investment از createInvestment گرفته‌اند اشاره‌گر را به یک تابع به نام getRidOfInvestment بفرستند و از delete استفاده نکنند. چنین interface یک در به روی خطاهای جدید را باز می‌کند، و آن وقتی است که کاربران یک مکانیزم اشتباه را برای تخریب منابع استفاده کنند(یعنی به جای delete از چیزی مثل getRidOfInvestment استفاده شود). پیاده‌سازی createInvestment می‌تواند از بروز چنین مشکلی با استفاده از برگردان کردن shared_ptr جلوگیری کند.</text:p>
      <text:p text:style-name="P13">shared_ptr دارای سازنده‌ای است که دو آرگومان را به عنوان ورودی میگیرد: اشاره‌گری که برای مدیریت به shared_ptr میدهیم و تابع deleter ای که وقتی reference count به صفر میرسد صدا زده می‌شود. <text:span text:style-name="T18">این راهی را پیشنهاد می‌کند که یک shared_ptr به صورت null با getRidOfInvestment به عنوان deleter بسازیم.</text:span></text:p>
      <text:p text:style-name="codesection"><text:span text:style-name="T7"><text:s text:c="4"/></text:span><text:span text:style-name="T8">std</text:span>::<text:span text:style-name="T8">shared_ptr</text:span>&lt;<text:span text:style-name="T8">Investment</text:span>&gt;</text:p>
      <text:p text:style-name="codesection"><text:span text:style-name="T7"><text:s text:c="12"/></text:span><text:span text:style-name="T12">pInv</text:span>(<text:span text:style-name="T13">0</text:span>,getRidOfInvestment);<text:span text:style-name="T7"> <text:s/></text:span><text:span text:style-name="T14">//attempt</text:span><text:span text:style-name="T7"> </text:span><text:span text:style-name="T14">to</text:span><text:span text:style-name="T7"> </text:span><text:span text:style-name="T14">create</text:span><text:span text:style-name="T7"> </text:span><text:span text:style-name="T14">a</text:span><text:span text:style-name="T7"> </text:span><text:span text:style-name="T14">null</text:span><text:span text:style-name="T7"> </text:span><text:span text:style-name="T14">shared_ptr</text:span></text:p>
      <text:p text:style-name="codesection"><text:span text:style-name="T7"><text:s text:c="41"/></text:span><text:span text:style-name="T14">//with</text:span><text:span text:style-name="T7"> </text:span><text:span text:style-name="T14">a</text:span><text:span text:style-name="T7"> </text:span><text:span text:style-name="T14">custom</text:span><text:span text:style-name="T7"> </text:span><text:span text:style-name="T14">deleter;</text:span><text:span text:style-name="T7"> </text:span><text:span text:style-name="T14">this</text:span><text:span text:style-name="T7"> </text:span><text:span text:style-name="T14">won't</text:span><text:span text:style-name="T7"> </text:span><text:span text:style-name="T14">compile</text:span></text:p>
      <text:p text:style-name="P14">این یک کد درست در زبان ++C نیست. سازنده کلاس shared_ptr اصرار دارد که اولین پارامترش یک اشاره‌گر باشد، و <text:span text:style-name="T19">0</text:span> یک اشاره‌گر نیست بلکه یک عدد integer می‌باشد. بله، البته این عدد می‌تواند به یک اشاره‌گر تبدیل شود، ولی در این مورد خوب نیست که از آن استفاده کنیم. shared_ptr پافشاری خواهد کرد که یک اشاره‌گر واقعی به آن پاس داده شود. یک روش برای حل کردن این مشکل استفاده از cast می‌باشد.</text:p>
      <text:p text:style-name="codesection"><text:span text:style-name="T7"><text:s text:c="4"/></text:span><text:span text:style-name="T8">std</text:span>::<text:span text:style-name="T8">shared_ptr</text:span>&lt;<text:span text:style-name="T8">Investment</text:span>&gt;</text:p>
      <text:p text:style-name="codesection"><text:span text:style-name="T7"><text:s text:c="12"/></text:span><text:span text:style-name="T12">pInv</text:span>(<text:span text:style-name="T6">static_cast</text:span>&lt;Investment*&gt;(<text:span text:style-name="T13">0</text:span>)</text:p>
      <text:p text:style-name="codesection"><text:span text:style-name="T7"><text:s text:c="17"/></text:span>,getRidOfInvestment);<text:span text:style-name="T7"> </text:span><text:span text:style-name="T14">//create</text:span><text:span text:style-name="T7"> </text:span><text:span text:style-name="T14">a</text:span><text:span text:style-name="T7"> </text:span><text:span text:style-name="T14">null</text:span><text:span text:style-name="T7"> </text:span><text:span text:style-name="T14">shared_ptr</text:span><text:span text:style-name="T7"> </text:span><text:span text:style-name="T14">with</text:span><text:span text:style-name="T7"> </text:span></text:p>
      <text:p text:style-name="codesection"><text:span text:style-name="T7"><text:s text:c="39"/></text:span><text:span text:style-name="T14">//getRidOfInvestment</text:span><text:span text:style-name="T7"> </text:span><text:span text:style-name="T14">as</text:span><text:span text:style-name="T7"> </text:span><text:span text:style-name="T14">its</text:span><text:span text:style-name="T7"> </text:span><text:span text:style-name="T14">deleter;</text:span></text:p>
      <text:p text:style-name="codesection"><text:span text:style-name="T7"><text:s text:c="39"/></text:span><text:span text:style-name="T14">//;</text:span><text:span text:style-name="T7"> </text:span><text:span text:style-name="T14">see</text:span><text:span text:style-name="T7"> </text:span><text:span text:style-name="T14">Item</text:span><text:span text:style-name="T7"> </text:span><text:span text:style-name="T14">27</text:span><text:span text:style-name="T7"> </text:span><text:span text:style-name="T14">for</text:span><text:span text:style-name="T7"> </text:span><text:span text:style-name="T14">info</text:span><text:span text:style-name="T7"> </text:span><text:span text:style-name="T14">on</text:span><text:span text:style-name="T7"> </text:span><text:span text:style-name="T14">static_cast</text:span></text:p>
      <text:p text:style-name="P14"/>
      <text:p text:style-name="P15"><text:soft-page-break/>این بدین معنی است که کد پیاده‌سازی createInvestment برای برگردان کردن shared_ptr با getRidOfInvestment به عنوان deleter به صورت زیر خواهد بود:</text:p>
      <text:p text:style-name="codesection"><text:span text:style-name="T8">std</text:span>::<text:span text:style-name="T8">shared_ptr</text:span>&lt;<text:span text:style-name="T8">Investment</text:span>&gt;<text:span text:style-name="T7"> </text:span><text:span text:style-name="T11">createInvestment</text:span>()</text:p>
      <text:p text:style-name="codesection">{</text:p>
      <text:p text:style-name="codesection"><text:span text:style-name="T7"><text:s text:c="4"/></text:span><text:span text:style-name="T8">shared_ptr</text:span>&lt;<text:span text:style-name="T8">Investment</text:span>&gt;<text:span text:style-name="T7"> </text:span><text:span text:style-name="T12">retVal</text:span>(<text:span text:style-name="T6">static_cast</text:span>&lt;<text:span text:style-name="T8">Investment</text:span>*&gt;(<text:span text:style-name="T13">0</text:span>),</text:p>
      <text:p text:style-name="codesection"><text:span text:style-name="T7"><text:s text:c="34"/></text:span><text:span text:style-name="T10">getRidOfInvestment</text:span>);</text:p>
      <text:p text:style-name="codesection"><text:s text:c="4"/></text:p>
      <text:p text:style-name="codesection"><text:span text:style-name="T7"><text:s text:c="4"/></text:span><text:span text:style-name="T12">retVal</text:span>=...<text:span text:style-name="T7"> <text:s text:c="6"/></text:span><text:span text:style-name="T14">//make</text:span><text:span text:style-name="T7"> </text:span><text:span text:style-name="T14">retVal</text:span><text:span text:style-name="T7"> </text:span><text:span text:style-name="T14">point</text:span><text:span text:style-name="T7"> </text:span><text:span text:style-name="T14">to</text:span><text:span text:style-name="T7"> </text:span><text:span text:style-name="T14">the</text:span><text:span text:style-name="T7"> </text:span><text:span text:style-name="T14">correct</text:span><text:span text:style-name="T7"> </text:span><text:span text:style-name="T14">Object</text:span></text:p>
      <text:p text:style-name="codesection"><text:s text:c="12"/></text:p>
      <text:p text:style-name="codesection"><text:span text:style-name="T7"><text:s text:c="4"/></text:span><text:span text:style-name="T6">return</text:span><text:span text:style-name="T7"> </text:span>retVal;</text:p>
      <text:p text:style-name="codesection">}</text:p>
      <text:p text:style-name="P15">البته که، <text:span text:style-name="T20">اگر اشاره‌گر خام که باید توسط retVal مدیریت شود این امکان را داشت که قبل از ساخت retVal مشخص شود، در این صورت بهتر بود که اشاره‌گر خام را به سازنده‌ی کلاس retVal می‌دادیم و از initialize کردن retVal با null اجتناب می‌کردیم و در نهایت یک انتساب به آن انجام میدادیم. برای پیدا کردن جزییات بیشتر در این مورد، به آیتم ۲۶ رجوع کنید.</text:span></text:p>
      <text:p text:style-name="P16">یک ویژگی خیلی جالب از shared_ptr این است که به صورت خودکار از حذف‌کننده‌ی per-pointer خودش برای جلوگیری از یک خطای دیگری که توسط کاربر گرفته می‌شود، استفاده می‌کند، که مساله‌ی cross-DLL نامیده می‌شود. <text:span text:style-name="T21">این مساله وقتی به وجود می‌آید که یک شیء به صورت داینامیک در یک DLL ساخته می‌شود ولی در یک DLL دیگر حذف می‌شود. در بسیاری از پلتفرم‌ها، چنین مشکلی در cross-DLL منجر به خطای runtime خواهد شد. shared_ptr از چنین مشکلی جلوگیری می‌کند، چرا که deleter پیش‌فرض از delete همان dll ای که shared_ptr ساخته شده استفاده می‌کند. این به این معنی است که، به طور مثال اگر Stock کلاسی باشد که از Investment مشتق شده باشد و createInvestment به صورت زیر پیاده‌سازی شده باشد:</text:span></text:p>
      <text:p text:style-name="codesection"><text:span text:style-name="T8">std</text:span>::<text:span text:style-name="T8">shared_ptr</text:span>&lt;<text:span text:style-name="T8">Investment</text:span>&gt;<text:span text:style-name="T7"> </text:span><text:span text:style-name="T11">createInvestment</text:span>()</text:p>
      <text:p text:style-name="codesection">{</text:p>
      <text:p text:style-name="codesection"><text:span text:style-name="T7"><text:s text:c="4"/></text:span><text:span text:style-name="T6">return</text:span><text:span text:style-name="T7"> <text:s/></text:span><text:span text:style-name="T8">shared_ptr</text:span>&lt;<text:span text:style-name="T8">Investment</text:span>&gt;(<text:span text:style-name="T6">new</text:span><text:span text:style-name="T7"> </text:span><text:span text:style-name="T8">Stock</text:span>);<text:span text:style-name="T7"> <text:s text:c="3"/></text:span></text:p>
      <text:p text:style-name="codesection">}</text:p>
      <text:p text:style-name="P17">shared_ptr بازگردانی شده می‌تواند بین DLL ها بدون هیچ بازدارنده‌ای، رد و بدل شود و مساله‌ی <text:s text:c="2"/>cross-DLL پیش بیاید. shared_ptr که به Stock اشاره می‌کند، ردگیری می‌کند که وقتی refrence count به صفر می‌رسد، اشاره‌گر باید از کدام DLL حذف شود.</text:p>
      <text:p text:style-name="P17"/>
      <text:p text:style-name="P18"><text:soft-page-break/>این آیتم در مورد shared_ptr نیست( در واقع در این آیتم، صحبت سر نحوه‌ی درست کردن رابط‌هایی است که برای استفاده صحیح، ساده تر باشند و برای استفاده نادرست، سخت‌تر باشند) ولی shared_ptr یک ابزار آسان برای حذف کردن خطاهایی است که ممکن است کاربر بگیرد، و این ارزش رو داشت که یک دید اجمالی بر روی کاربرد‌هایی که آن دارد داشته باشیم. یکی از شایع‌ترین پیاده‌سازی‌هایی که برای shared_ptr وجود دارد در Boost وجود دارد(آیتم ۵۵ را ببینید). shared_ptr مربوط به Boost دو برابر یک اشاره‌گر خام است، و از تخصیص حافظه‌ی داینامیک به منظور bookkeeping و deleter-specific data استفاده می‌کند، و از یک تابع virtual برای فراخوانی deleter خود استفاده می‌کند، و </text:p>
      <text:p text:style-name="codesection">This Item isn't about tr1::shared_ptr — it's about making interfaces easy to</text:p>
      <text:p text:style-name="codesection">use correctly and hard to use incorrectly — but tr1::shared_ptr is such an easy</text:p>
      <text:p text:style-name="codesection">way to eliminate some client errors, it's worth an overview of the cost of</text:p>
      <text:p text:style-name="codesection">using it. The most common implementation of tr1::shared_ptr comes from</text:p>
      <text:p text:style-name="codesection">Boost (see Item 55). Boost's shared_ptr is twice the size of a raw pointer, uses</text:p>
      <text:p text:style-name="codesection">dynamically allocated memory for bookkeeping and deleter-specific data,</text:p>
      <text:p text:style-name="codesection">uses a virtual function call when invoking its deleter, and incurs thread</text:p>
      <text:p text:style-name="codesection">synchronization overhead when modifying the reference count in an</text:p>
      <text:p text:style-name="codesection">application it believes is multithreaded. (You can disable multithreading</text:p>
      <text:p text:style-name="codesection">support by defining a preprocessor symbol.) In short, it's bigger than a raw</text:p>
      <text:p text:style-name="codesection">pointer, slower than a raw pointer, and uses auxiliary dynamic memory. In</text:p>
      <text:p text:style-name="codesection">many applications, these additional runtime costs will be unnoticeable, but</text:p>
      <text:p text:style-name="codesection">the reduction in client errors will be apparent to ever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6T23:17:20.926306938</dc:date>
    <meta:editing-duration>PT13H37M36S</meta:editing-duration>
    <meta:editing-cycles>103</meta:editing-cycles>
    <meta:generator>LibreOffice/6.0.2.1$Linux_X86_64 LibreOffice_project/00m0$Build-1</meta:generator>
    <meta:document-statistic meta:table-count="0" meta:image-count="0" meta:object-count="0" meta:page-count="7" meta:paragraph-count="107" meta:word-count="2216" meta:character-count="12725" meta:non-whitespace-character-count="10160"/>
  </office:meta>
</office:document-meta>
</file>